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Symbol" svg:font-family="Symbo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DejaVu Sans2" svg:font-family="'DejaVu Sans'" style:font-pitch="variable"/>
    <style:font-face style:name="DejaVu Serif1" svg:font-family="'DejaVu Serif'" style:font-pitch="variable"/>
    <style:font-face style:name="Symbol1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1" fo:font-size="18pt" fo:font-style="italic" fo:font-weight="bold" style:font-size-asian="18pt" style:font-name-complex="TimesNewRomanPS1" style:font-size-complex="18pt" style:font-style-complex="italic" style:font-weight-complex="bold"/>
    </style:style>
    <style:style style:name="T2" style:family="text">
      <style:text-properties fo:color="#000000" style:font-name="TimesNewRomanPS1" fo:font-size="14.1000003814697pt" fo:font-style="italic" style:font-size-asian="14.1000003814697pt" style:font-name-complex="TimesNewRomanPS1" style:font-size-complex="14.1000003814697pt" style:font-style-complex="italic"/>
    </style:style>
    <style:style style:name="T3" style:family="text">
      <style:text-properties fo:color="#000000" style:font-name="TimesNewRomanPS1" fo:font-size="14.1000003814697pt" fo:font-style="italic" fo:font-weight="bold" style:font-size-asian="14.1000003814697pt" style:font-name-complex="TimesNewRomanPS1" style:font-size-complex="14.100000381469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152cm" svg:height="1.475cm" svg:x="5.822cm" svg:y="3.272cm">
          <draw:text-box>
            <text:p text:style-name="P1"><text:span text:style-name="T1"># g++ *.cpp -o main</text:span></text:p>
            <text:p text:style-name="P1"><text:span text:style-name="T1"># ./main </text:span></text:p>
          </draw:text-box>
        </draw:frame>
        <draw:frame draw:style-name="gr2" draw:text-style-name="P3" draw:layer="layout" svg:width="13.083cm" svg:height="0.581cm" svg:x="5.675cm" svg:y="6.31cm">
          <draw:text-box>
            <text:p text:style-name="P1"><text:span text:style-name="T2">Group: </text:span><text:span text:style-name="T2">Spencer </text:span><text:span text:style-name="T2">Manyet </text:span><text:span text:style-name="T2">and Luke </text:span><text:span text:style-name="T2">Cheng, </text:span><text:span text:style-name="T2">equal </text:span><text:span text:style-name="T2">work</text:span></text:p>
          </draw:text-box>
        </draw:frame>
        <draw:frame draw:style-name="gr2" draw:text-style-name="P3" draw:layer="layout" svg:width="0.494cm" svg:height="0.581cm" svg:x="10.797cm" svg:y="4.57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Symbol" svg:font-family="Symbol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DejaVu Sans2" svg:font-family="'DejaVu Sans'" style:font-pitch="variable"/>
    <style:font-face style:name="DejaVu Serif1" svg:font-family="'DejaVu Serif'" style:font-pitch="variable"/>
    <style:font-face style:name="Symbol1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21T01:27:28.719215830</dc:date>
    <meta:editing-duration>PT4M6S</meta:editing-duration>
    <meta:editing-cycles>1</meta:editing-cycles>
    <meta:generator>LibreOffice/6.3.4.2.0$Linux_X86_64 LibreOffice_project/30$Build-2</meta:generator>
    <meta:document-statistic meta:object-count="3"/>
  </office:meta>
</office:document-meta>
</file>